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9" style:family="table-cell" style:parent-style-name="Default">
      <style:table-cell-properties fo:background-color="#2a6099"/>
    </style:style>
    <style:style style:name="ce162" style:family="table-cell" style:parent-style-name="Default">
      <style:table-cell-properties fo:background-color="#ffd7d7"/>
    </style:style>
    <style:style style:name="ce11" style:family="table-cell" style:parent-style-name="Default">
      <style:table-cell-properties fo:background-color="#55308d"/>
      <style:text-properties fo:color="#ffffff"/>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5" style:family="table-cell" style:parent-style-name="Default">
      <style:table-cell-properties fo:background-color="#dedce6"/>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1"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154"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number-columns-repeated="3"/>
          <table:table-cell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16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154"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number-columns-repeated="3"/>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154" office:value-type="string" calcext:value-type="string">
            <text:p>MessagesController.cs</text:p>
          </table:table-cell>
          <table:table-cell table:style-name="ce154"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8">00/00/0000</text:date>, <text:time style:data-style-name="N2" text:time-value="21:49:29.175935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18T21:52:44.865078400</dc:date>
    <meta:editing-duration>PT3H9M22S</meta:editing-duration>
    <meta:editing-cycles>34</meta:editing-cycles>
    <meta:generator>LibreOffice/25.2.4.3$Windows_X86_64 LibreOffice_project/33e196637044ead23f5c3226cde09b47731f7e27</meta:generator>
    <meta:document-statistic meta:table-count="1" meta:cell-count="1363" meta:object-count="0"/>
  </office:meta>
</office:document-meta>
</file>